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SimpleTable" style:family="table">
      <style:table-properties style:width="17.584cm" table:align="left"/>
    </style:style>
    <style:style style:name="SimpleTable.A" style:family="table-column">
      <style:table-column-properties style:column-width="3.094cm"/>
    </style:style>
    <style:style style:name="SimpleTable.B" style:family="table-column">
      <style:table-column-properties style:column-width="8.632cm"/>
    </style:style>
    <style:style style:name="SimpleTable.C" style:family="table-column">
      <style:table-column-properties style:column-width="5.858cm"/>
    </style:style>
    <style:style style:name="SimpleTable.A1" style:family="table-cell">
      <style:table-cell-properties style:writing-mode="page"/>
    </style:style>
    <style:style style:name="Tabelle1" style:family="table">
      <style:table-properties style:width="17.584cm" table:align="left"/>
    </style:style>
    <style:style style:name="Tabelle1.A" style:family="table-column">
      <style:table-column-properties style:column-width="3.094cm"/>
    </style:style>
    <style:style style:name="Tabelle1.B" style:family="table-column">
      <style:table-column-properties style:column-width="8.632cm"/>
    </style:style>
    <style:style style:name="Tabelle1.C" style:family="table-column">
      <style:table-column-properties style:column-width="5.858cm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Heading_20_1">
      <style:text-properties fo:language="zxx" fo:country="none" officeooo:rsid="001596c5" officeooo:paragraph-rsid="001596c5" style:language-asian="zxx" style:country-asian="none" style:language-complex="zxx" style:country-complex="none"/>
    </style:style>
    <style:style style:name="P2" style:family="paragraph" style:parent-style-name="Standard">
      <style:text-properties officeooo:paragraph-rsid="00195555"/>
    </style:style>
    <style:style style:name="P3" style:family="paragraph" style:parent-style-name="Table_20_Contents">
      <style:text-properties officeooo:rsid="00178561" officeooo:paragraph-rsid="00178561"/>
    </style:style>
    <style:style style:name="P4" style:family="paragraph" style:parent-style-name="Table_20_Contents">
      <style:text-properties officeooo:rsid="00178561" officeooo:paragraph-rsid="00195555"/>
    </style:style>
    <style:style style:name="P5" style:family="paragraph" style:parent-style-name="Table_20_Contents">
      <style:text-properties officeooo:paragraph-rsid="00195555"/>
    </style:style>
    <style:style style:name="P6" style:family="paragraph" style:parent-style-name="Table_20_Contents">
      <style:text-properties officeooo:rsid="00195555" officeooo:paragraph-rsid="00195555"/>
    </style:style>
    <style:style style:name="P7" style:family="paragraph" style:parent-style-name="Table_20_Heading">
      <style:text-properties officeooo:rsid="00178561" officeooo:paragraph-rsid="00178561"/>
    </style:style>
    <style:style style:name="P8" style:family="paragraph" style:parent-style-name="Table_20_Heading">
      <style:text-properties officeooo:rsid="00178561" officeooo:paragraph-rsid="00195555"/>
    </style:style>
    <style:style style:name="P9" style:family="paragraph" style:parent-style-name="Text_20_body">
      <style:text-properties officeooo:rsid="00170500" officeooo:paragraph-rsid="00170500"/>
    </style:style>
    <style:style style:name="P10" style:family="paragraph" style:parent-style-name="Text_20_body">
      <style:text-properties fo:language="zxx" fo:country="none" officeooo:rsid="00170500" officeooo:paragraph-rsid="00170500" style:language-asian="zxx" style:country-asian="none" style:language-complex="zxx" style:country-complex="none"/>
    </style:style>
    <style:style style:name="P11" style:family="paragraph" style:parent-style-name="Text_20_body">
      <style:text-properties fo:language="zxx" fo:country="none" officeooo:rsid="001596c5" officeooo:paragraph-rsid="001596c5" style:language-asian="zxx" style:country-asian="none" style:language-complex="zxx" style:country-complex="none"/>
    </style:style>
    <style:style style:name="P12" style:family="paragraph" style:parent-style-name="Text_20_body">
      <style:text-properties fo:language="zxx" fo:country="none" officeooo:rsid="001596c5" officeooo:paragraph-rsid="00170500" style:language-asian="zxx" style:country-asian="none" style:language-complex="zxx" style:country-complex="none"/>
    </style:style>
    <style:style style:name="P13" style:family="paragraph" style:parent-style-name="Text_20_body" style:list-style-name="L1">
      <style:text-properties fo:language="zxx" fo:country="none" officeooo:rsid="001596c5" officeooo:paragraph-rsid="00170500" style:language-asian="zxx" style:country-asian="none" style:language-complex="zxx" style:country-complex="none"/>
    </style:style>
    <style:style style:name="P14" style:family="paragraph" style:parent-style-name="Text_20_body">
      <style:text-properties fo:language="zxx" fo:country="none" officeooo:rsid="001596c5" officeooo:paragraph-rsid="00178561" style:language-asian="zxx" style:country-asian="none" style:language-complex="zxx" style:country-complex="none"/>
    </style:style>
    <style:style style:name="P15" style:family="paragraph" style:parent-style-name="Text_20_body">
      <style:text-properties fo:language="zxx" fo:country="none" officeooo:rsid="001596c5" officeooo:paragraph-rsid="00195555" style:language-asian="zxx" style:country-asian="none" style:language-complex="zxx" style:country-complex="none"/>
    </style:style>
    <style:style style:name="P16" style:family="paragraph" style:parent-style-name="Text_20_body">
      <style:text-properties fo:language="zxx" fo:country="none" officeooo:rsid="00195555" officeooo:paragraph-rsid="00195555" style:language-asian="zxx" style:country-asian="none" style:language-complex="zxx" style:country-complex="none"/>
    </style:style>
    <style:style style:name="P17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170500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1596c5" style:language-asian="zxx" style:country-asian="none" style:language-complex="zxx" style:country-complex="none"/>
    </style:style>
    <style:style style:name="T4" style:family="text">
      <style:text-properties officeooo:rsid="0017856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Iterations</text:p>
      <text:h text:style-name="P1" text:outline-level="1">Iterations in paragraphs</text:h>
      <text:p text:style-name="P10">In paragraphs:</text:p>
      <text:p text:style-name="P11">[[ for i=1,2 do ]]</text:p>
      <text:p text:style-name="P11">Loop [# i #]</text:p>
      <text:p text:style-name="P11">[[ end ]]</text:p>
      <text:p text:style-name="P10"/>
      <text:p text:style-name="P10">With line breaks:</text:p>
      <text:p text:style-name="P12">[[ for i=<text:span text:style-name="T1">3</text:span>,<text:span text:style-name="T1">4</text:span> do ]]<text:line-break/>Loop [# i #]<text:line-break/>[[ end ]]</text:p>
      <text:h text:style-name="P1" text:outline-level="1">Iterations in a list</text:h>
      <text:p text:style-name="P9"><text:span text:style-name="T3">S</text:span><text:span text:style-name="T2">implest case:</text:span></text:p>
      <text:list xml:id="list1404552484" text:style-name="L1">
        <text:list-item>
          <text:p text:style-name="P13"><text:span text:style-name="T2">[[ for i=1,2 do ]]</text:span><text:span text:style-name="T1">List [# i #][[ end ]]</text:span></text:p>
        </text:list-item>
      </text:list>
      <text:h text:style-name="P1" text:outline-level="1">Iterations in a table</text:h>
      <text:p text:style-name="P10">Simple case:</text:p>
      <table:table table:name="SimpleTable" table:style-name="SimpleTable">
        <table:table-column table:style-name="SimpleTable.A"/>
        <table:table-column table:style-name="SimpleTable.B"/>
        <table:table-column table:style-name="SimpleTable.C"/>
        <table:table-header-rows>
          <table:table-row table:style-name="TableLine94471612600352">
            <table:table-cell table:style-name="SimpleTable.A1" office:value-type="string">
              <text:p text:style-name="P7">Quantity</text:p>
            </table:table-cell>
            <table:table-cell table:style-name="SimpleTable.A1" office:value-type="string">
              <text:p text:style-name="P7">Element</text:p>
            </table:table-cell>
            <table:table-cell table:style-name="SimpleTable.A1" office:value-type="string">
              <text:p text:style-name="P7">Price</text:p>
            </table:table-cell>
          </table:table-row>
        </table:table-header-rows>
        <table:table-row table:style-name="TableLine94471612600352">
          <table:table-cell table:style-name="SimpleTable.A1" office:value-type="string">
            <text:p text:style-name="P14">[[ for i=1,2 do ]]<text:span text:style-name="T4">[# i #]</text:span></text:p>
          </table:table-cell>
          <table:table-cell table:style-name="SimpleTable.A1" office:value-type="string">
            <text:p text:style-name="P3">Element [# i #]</text:p>
          </table:table-cell>
          <table:table-cell table:style-name="SimpleTable.A1" office:value-type="string">
            <text:p text:style-name="P3">[# i+11 #][[ end ]]</text:p>
          </table:table-cell>
        </table:table-row>
        <table:table-row table:style-name="TableLine94471612600352">
          <table:table-cell table:style-name="SimpleTable.A1" office:value-type="string">
            <text:p text:style-name="Table_20_Contents"/>
          </table:table-cell>
          <table:table-cell table:style-name="SimpleTable.A1" office:value-type="string">
            <text:p text:style-name="P3">Total</text:p>
          </table:table-cell>
          <table:table-cell table:style-name="SimpleTable.A1" office:value-type="string">
            <text:p text:style-name="P3">1234</text:p>
          </table:table-cell>
        </table:table-row>
      </table:table>
      <text:p text:style-name="P12"/>
      <text:p text:style-name="P16">More complex case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leLine94471463337088">
            <table:table-cell table:style-name="Tabelle1.A1" office:value-type="string">
              <text:p text:style-name="P8">Quantity</text:p>
            </table:table-cell>
            <table:table-cell table:style-name="Tabelle1.A1" office:value-type="string">
              <text:p text:style-name="P8">Element</text:p>
            </table:table-cell>
            <table:table-cell table:style-name="Tabelle1.A1" office:value-type="string">
              <text:p text:style-name="P8">Price</text:p>
            </table:table-cell>
          </table:table-row>
        </table:table-header-rows>
        <table:table-row table:style-name="TableLine94471463337088">
          <table:table-cell table:style-name="Tabelle1.A1" office:value-type="string">
            <text:p text:style-name="P15">[[ for i=1,2 do ]]<text:span text:style-name="T4">[# i #]</text:span></text:p>
          </table:table-cell>
          <table:table-cell table:style-name="Tabelle1.A1" office:value-type="string">
            <text:p text:style-name="P4">Element [# i #]</text:p>
          </table:table-cell>
          <table:table-cell table:style-name="Tabelle1.A1" office:value-type="string">
            <text:p text:style-name="P4">[# i+11 #]</text:p>
          </table:table-cell>
        </table:table-row>
        <table:table-row table:style-name="TableLine94471463337088"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6">Comment: [# i #]</text:p>
          </table:table-cell>
          <table:table-cell table:style-name="Tabelle1.A1" office:value-type="string">
            <text:p text:style-name="P4">[[ end ]]</text:p>
          </table:table-cell>
        </table:table-row>
        <table:table-row table:style-name="TableLine94471463337088"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4">Total</text:p>
          </table:table-cell>
          <table:table-cell table:style-name="Tabelle1.A1" office:value-type="string">
            <text:p text:style-name="P4">1234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fo:font-family="'DejaVu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2:32:06.310648749</meta:creation-date>
    <meta:generator>LibreOffice/7.3.2.2$Linux_X86_64 LibreOffice_project/30$Build-2</meta:generator>
    <dc:date>2022-04-11T12:58:21.310344085</dc:date>
    <meta:editing-duration>PT26M14S</meta:editing-duration>
    <meta:editing-cycles>4</meta:editing-cycles>
    <meta:document-statistic meta:table-count="2" meta:image-count="0" meta:object-count="0" meta:page-count="1" meta:paragraph-count="32" meta:word-count="106" meta:character-count="462" meta:non-whitespace-character-count="389"/>
  </office:meta>
</office:document-meta>
</file>